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hn Do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54d327">1. Créer un système mvc multi-lang avec php est mysqli</text:a></text:p>
          <text:p text:style-name="Contents_20_1"><text:a xlink:type="simple" xlink:href="#orgb786667">2. Formation NestJs</text:a></text:p>
        </text:index-body>
      </text:table-of-content>
      <text:h text:style-name="Heading_20_1" text:outline-level="1" text:is-list-header="false">
<text:bookmark-start text:name="OrgXref.org454d327"/>
<text:bookmark text:name="org454d327"/>Créer un système mvc multi-lang avec php est mysqli
<text:bookmark-end text:name="OrgXref.org454d327"/></text:h>
      <text:p text:style-name="Text_20_body"><text:a xlink:type="simple" xlink:href="https://farouktouil.github.io/lib/php/mvc/web/index.html">Les bases du mvc</text:a>
</text:p>
      <text:h text:style-name="Heading_20_1" text:outline-level="1" text:is-list-header="false">
<text:bookmark-start text:name="OrgXref.orgb786667"/>
<text:bookmark text:name="orgb786667"/>Formation NestJs
<text:bookmark-end text:name="OrgXref.orgb786667"/></text:h>
      <text:p text:style-name="Text_20_body"><text:a xlink:type="simple" xlink:href="lib/nestjs/mvc/web/index.html">Mettre en place un project NestJs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Doe</dc:creator>
    <meta:initial-creator>John Doe</meta:initial-creator>
    <dc:date>2020-04-20T19:48:26</dc:date>
    <meta:creation-date>2020-04-20T19:48:26</meta:creation-date>
    <meta:generator>Emacs 26.1 (Org mode 9.4)</meta:generator>
    <meta:keyword/>
    <dc:subject/>
    <dc:title/>
  </office:meta>
</office:document-meta>
</file>